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eeSize-Jakub Nowosielski" table:style-name="ta1">
        <table:shapes>
          <draw:frame draw:z-index="0" draw:style-name="gr1" draw:text-style-name="P1" svg:width="282.06mm" svg:height="165.14mm" svg:x="32.38mm" svg:y="4.52mm">
            <draw:object draw:notify-on-update-of-ranges="'TreeSize-Jakub Nowosielski'.A1:'TreeSize-Jakub Nowosielski'.A1200 'TreeSize-Jakub Nowosielski'.B1:'TreeSize-Jakub Nowosielski'.B1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0.338" calcext:value-type="float">
            <text:p>50,33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1.421" calcext:value-type="float">
            <text:p>51,4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.556" calcext:value-type="float">
            <text:p>51,5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1.691" calcext:value-type="float">
            <text:p>51,6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.03" calcext:value-type="float">
            <text:p>52,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.639" calcext:value-type="float">
            <text:p>52,6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2.436" calcext:value-type="float">
            <text:p>52,4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.639" calcext:value-type="float">
            <text:p>52,6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571" calcext:value-type="float">
            <text:p>52,5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.503" calcext:value-type="float">
            <text:p>52,5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0.338" calcext:value-type="float">
            <text:p>50,33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1.421" calcext:value-type="float">
            <text:p>51,4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.556" calcext:value-type="float">
            <text:p>51,5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1.759" calcext:value-type="float">
            <text:p>51,7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.03" calcext:value-type="float">
            <text:p>52,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2.436" calcext:value-type="float">
            <text:p>52,4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.503" calcext:value-type="float">
            <text:p>52,5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0.203" calcext:value-type="float">
            <text:p>50,2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1.286" calcext:value-type="float">
            <text:p>51,28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.624" calcext:value-type="float">
            <text:p>51,6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1.624" calcext:value-type="float">
            <text:p>51,6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.03" calcext:value-type="float">
            <text:p>52,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.436" calcext:value-type="float">
            <text:p>52,4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639" calcext:value-type="float">
            <text:p>52,6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.503" calcext:value-type="float">
            <text:p>52,5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0.474" calcext:value-type="float">
            <text:p>50,4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1.624" calcext:value-type="float">
            <text:p>51,6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.759" calcext:value-type="float">
            <text:p>51,7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1.691" calcext:value-type="float">
            <text:p>51,6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2.233" calcext:value-type="float">
            <text:p>52,2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639" calcext:value-type="float">
            <text:p>52,6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.571" calcext:value-type="float">
            <text:p>52,5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503" calcext:value-type="float">
            <text:p>52,5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.436" calcext:value-type="float">
            <text:p>52,4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.609" calcext:value-type="float">
            <text:p>50,6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1.353" calcext:value-type="float">
            <text:p>51,3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.759" calcext:value-type="float">
            <text:p>51,7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1.759" calcext:value-type="float">
            <text:p>51,7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.639" calcext:value-type="float">
            <text:p>52,6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503" calcext:value-type="float">
            <text:p>52,5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.436" calcext:value-type="float">
            <text:p>52,4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0.88" calcext:value-type="float">
            <text:p>50,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1.488" calcext:value-type="float">
            <text:p>51,4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2.03" calcext:value-type="float">
            <text:p>52,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2.03" calcext:value-type="float">
            <text:p>52,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2.436" calcext:value-type="float">
            <text:p>52,4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639" calcext:value-type="float">
            <text:p>52,6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.571" calcext:value-type="float">
            <text:p>52,5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0.947" calcext:value-type="float">
            <text:p>50,94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1.488" calcext:value-type="float">
            <text:p>51,4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2.233" calcext:value-type="float">
            <text:p>52,2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.368" calcext:value-type="float">
            <text:p>52,3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639" calcext:value-type="float">
            <text:p>52,6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.88" calcext:value-type="float">
            <text:p>50,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1.488" calcext:value-type="float">
            <text:p>51,4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1.083" calcext:value-type="float">
            <text:p>51,0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1.691" calcext:value-type="float">
            <text:p>51,6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1.083" calcext:value-type="float">
            <text:p>51,0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1.827" calcext:value-type="float">
            <text:p>51,8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706" calcext:value-type="float">
            <text:p>52,7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0.812" calcext:value-type="float">
            <text:p>50,8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1.827" calcext:value-type="float">
            <text:p>51,8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.571" calcext:value-type="float">
            <text:p>52,5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0.88" calcext:value-type="float">
            <text:p>50,8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1.894" calcext:value-type="float">
            <text:p>51,89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.571" calcext:value-type="float">
            <text:p>52,5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1.353" calcext:value-type="float">
            <text:p>51,3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.368" calcext:value-type="float">
            <text:p>52,3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.639" calcext:value-type="float">
            <text:p>52,6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.218" calcext:value-type="float">
            <text:p>51,2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.233" calcext:value-type="float">
            <text:p>52,2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1.083" calcext:value-type="float">
            <text:p>51,08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165" calcext:value-type="float">
            <text:p>52,1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909" calcext:value-type="float">
            <text:p>52,9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1.15" calcext:value-type="float">
            <text:p>51,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2.165" calcext:value-type="float">
            <text:p>52,1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195" calcext:value-type="float">
            <text:p>54,1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1.488" calcext:value-type="float">
            <text:p>51,4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.165" calcext:value-type="float">
            <text:p>52,1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195" calcext:value-type="float">
            <text:p>54,1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1.488" calcext:value-type="float">
            <text:p>51,4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.165" calcext:value-type="float">
            <text:p>52,1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1.624" calcext:value-type="float">
            <text:p>51,6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.233" calcext:value-type="float">
            <text:p>52,2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1.691" calcext:value-type="float">
            <text:p>51,6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1.962" calcext:value-type="float">
            <text:p>51,9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.571" calcext:value-type="float">
            <text:p>52,5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586" calcext:value-type="float">
            <text:p>53,5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1.691" calcext:value-type="float">
            <text:p>51,6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1.759" calcext:value-type="float">
            <text:p>51,7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.639" calcext:value-type="float">
            <text:p>52,6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195" calcext:value-type="float">
            <text:p>54,1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2.097" calcext:value-type="float">
            <text:p>52,0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.842" calcext:value-type="float">
            <text:p>52,8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721" calcext:value-type="float">
            <text:p>53,7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2.097" calcext:value-type="float">
            <text:p>52,0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.518" calcext:value-type="float">
            <text:p>53,5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654" calcext:value-type="float">
            <text:p>53,6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2.774" calcext:value-type="float">
            <text:p>52,7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.789" calcext:value-type="float">
            <text:p>53,7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.857" calcext:value-type="float">
            <text:p>53,8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.127" calcext:value-type="float">
            <text:p>54,1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383" calcext:value-type="float">
            <text:p>53,3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451" calcext:value-type="float">
            <text:p>53,4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.924" calcext:value-type="float">
            <text:p>53,9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.992" calcext:value-type="float">
            <text:p>53,9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06" calcext:value-type="float">
            <text:p>54,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195" calcext:value-type="float">
            <text:p>54,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195" calcext:value-type="float">
            <text:p>54,1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195" calcext:value-type="float">
            <text:p>54,1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195" calcext:value-type="float">
            <text:p>54,1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195" calcext:value-type="float">
            <text:p>54,1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263" calcext:value-type="float">
            <text:p>54,2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248" calcext:value-type="float">
            <text:p>53,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77" calcext:value-type="float">
            <text:p>52,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045" calcext:value-type="float">
            <text:p>53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09" calcext:value-type="float">
            <text:p>50,6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271" calcext:value-type="float">
            <text:p>50,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271" calcext:value-type="float">
            <text:p>50,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271" calcext:value-type="float">
            <text:p>50,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271" calcext:value-type="float">
            <text:p>50,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271" calcext:value-type="float">
            <text:p>50,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271" calcext:value-type="float">
            <text:p>50,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271" calcext:value-type="float">
            <text:p>50,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2:33:00.02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9T22:33:31.093000000</dc:date>
    <meta:editing-duration>PT23M3S</meta:editing-duration>
    <meta:editing-cycles>8</meta:editing-cycles>
    <meta:generator>LibreOffice/6.2.3.2$Windows_X86_64 LibreOffice_project/aecc05fe267cc68dde00352a451aa867b3b546ac</meta:generator>
    <meta:document-statistic meta:table-count="1" meta:cell-count="2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8" chart:maximum="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07cm" svg:height="16.515cm" xlink:href=".." xlink:type="simple" chart:class="chart:scatter" chart:style-name="ch1">
        <chart:plot-area chart:style-name="ch2" table:cell-range-address="'TreeSize-Jakub Nowosielski'.A1:'TreeSize-Jakub Nowosielski'.B1200" svg:x="0.564cm" svg:y="0.33cm" svg:width="27.079cm" svg:height="15.855cm">
          <chartooo:coordinate-region svg:x="1.196cm" svg:y="0.532cm" svg:width="26.16cm" svg:height="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reeSize-Jakub Nowosielski'.B1:'TreeSize-Jakub Nowosielski'.B1200" chart:class="chart:scatter">
            <chart:domain table:cell-range-address="'TreeSize-Jakub Nowosielski'.A1:'TreeSize-Jakub Nowosielski'.A1200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3">
                <text:p>423</text:p>
                <draw:g>
                  <svg:desc>'TreeSize-Jakub Nowosielski'.A1:'TreeSize-Jakub Nowosielski'.A1200</svg:desc>
                </draw:g>
              </table:table-cell>
              <table:table-cell office:value-type="float" office:value="50.338">
                <text:p>50.338</text:p>
                <draw:g>
                  <svg:desc>'TreeSize-Jakub Nowosielski'.B1:'TreeSize-Jakub Nowosielski'.B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2">
                <text:p>282</text:p>
              </table:table-cell>
              <table:table-cell office:value-type="float" office:value="51.421">
                <text:p>51.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51.556">
                <text:p>51.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">
                <text:p>197</text:p>
              </table:table-cell>
              <table:table-cell office:value-type="float" office:value="51.691">
                <text:p>51.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">
                <text:p>16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52.639">
                <text:p>52.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">
                <text:p>107</text:p>
              </table:table-cell>
              <table:table-cell office:value-type="float" office:value="52.436">
                <text:p>52.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52.639">
                <text:p>52.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52.571">
                <text:p>52.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">
                <text:p>84</text:p>
              </table:table-cell>
              <table:table-cell office:value-type="float" office:value="52.503">
                <text:p>52.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7">
                <text:p>417</text:p>
              </table:table-cell>
              <table:table-cell office:value-type="float" office:value="50.338">
                <text:p>50.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">
                <text:p>282</text:p>
              </table:table-cell>
              <table:table-cell office:value-type="float" office:value="51.421">
                <text:p>51.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">
                <text:p>244</text:p>
              </table:table-cell>
              <table:table-cell office:value-type="float" office:value="51.556">
                <text:p>51.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">
                <text:p>197</text:p>
              </table:table-cell>
              <table:table-cell office:value-type="float" office:value="51.759">
                <text:p>51.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">
                <text:p>199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">
                <text:p>16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">
                <text:p>116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">
                <text:p>107</text:p>
              </table:table-cell>
              <table:table-cell office:value-type="float" office:value="52.436">
                <text:p>52.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">
                <text:p>96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">
                <text:p>84</text:p>
              </table:table-cell>
              <table:table-cell office:value-type="float" office:value="52.503">
                <text:p>52.5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">
                <text:p>68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7">
                <text:p>417</text:p>
              </table:table-cell>
              <table:table-cell office:value-type="float" office:value="50.203">
                <text:p>50.2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2">
                <text:p>282</text:p>
              </table:table-cell>
              <table:table-cell office:value-type="float" office:value="51.286">
                <text:p>51.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4">
                <text:p>244</text:p>
              </table:table-cell>
              <table:table-cell office:value-type="float" office:value="51.624">
                <text:p>51.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">
                <text:p>197</text:p>
              </table:table-cell>
              <table:table-cell office:value-type="float" office:value="51.624">
                <text:p>51.6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">
                <text:p>199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7">
                <text:p>167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6">
                <text:p>116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52.436">
                <text:p>52.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52.639">
                <text:p>52.6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52.503">
                <text:p>52.5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">
                <text:p>45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7">
                <text:p>417</text:p>
              </table:table-cell>
              <table:table-cell office:value-type="float" office:value="50.474">
                <text:p>50.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51.624">
                <text:p>51.6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4">
                <text:p>244</text:p>
              </table:table-cell>
              <table:table-cell office:value-type="float" office:value="51.759">
                <text:p>51.7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6">
                <text:p>176</text:p>
              </table:table-cell>
              <table:table-cell office:value-type="float" office:value="51.691">
                <text:p>51.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">
                <text:p>178</text:p>
              </table:table-cell>
              <table:table-cell office:value-type="float" office:value="52.233">
                <text:p>52.2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">
                <text:p>156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">
                <text:p>105</text:p>
              </table:table-cell>
              <table:table-cell office:value-type="float" office:value="52.639">
                <text:p>52.6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">
                <text:p>9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">
                <text:p>98</text:p>
              </table:table-cell>
              <table:table-cell office:value-type="float" office:value="52.571">
                <text:p>52.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52.503">
                <text:p>52.5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52.436">
                <text:p>52.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">
                <text:p>68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">
                <text:p>4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5">
                <text:p>405</text:p>
              </table:table-cell>
              <table:table-cell office:value-type="float" office:value="50.609">
                <text:p>50.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3">
                <text:p>293</text:p>
              </table:table-cell>
              <table:table-cell office:value-type="float" office:value="51.353">
                <text:p>51.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4">
                <text:p>244</text:p>
              </table:table-cell>
              <table:table-cell office:value-type="float" office:value="51.759">
                <text:p>51.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">
                <text:p>176</text:p>
              </table:table-cell>
              <table:table-cell office:value-type="float" office:value="51.759">
                <text:p>51.7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8">
                <text:p>178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">
                <text:p>156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">
                <text:p>97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">
                <text:p>98</text:p>
              </table:table-cell>
              <table:table-cell office:value-type="float" office:value="52.639">
                <text:p>52.6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">
                <text:p>87</text:p>
              </table:table-cell>
              <table:table-cell office:value-type="float" office:value="52.503">
                <text:p>52.5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1">
                <text:p>81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">
                <text:p>90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">
                <text:p>84</text:p>
              </table:table-cell>
              <table:table-cell office:value-type="float" office:value="52.436">
                <text:p>52.4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">
                <text:p>68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">
                <text:p>7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">
                <text:p>5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">
                <text:p>45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">
                <text:p>4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">
                <text:p>53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">
                <text:p>53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2">
                <text:p>392</text:p>
              </table:table-cell>
              <table:table-cell office:value-type="float" office:value="50.88">
                <text:p>50.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3">
                <text:p>293</text:p>
              </table:table-cell>
              <table:table-cell office:value-type="float" office:value="51.488">
                <text:p>51.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">
                <text:p>244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6">
                <text:p>176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4">
                <text:p>174</text:p>
              </table:table-cell>
              <table:table-cell office:value-type="float" office:value="52.436">
                <text:p>52.4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6">
                <text:p>156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5">
                <text:p>10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5">
                <text:p>95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">
                <text:p>97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8">
                <text:p>98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52.639">
                <text:p>52.6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">
                <text:p>81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">
                <text:p>81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">
                <text:p>90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">
                <text:p>90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4">
                <text:p>84</text:p>
              </table:table-cell>
              <table:table-cell office:value-type="float" office:value="52.571">
                <text:p>52.5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">
                <text:p>68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7">
                <text:p>7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">
                <text:p>68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">
                <text:p>5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">
                <text:p>45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">
                <text:p>4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">
                <text:p>53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">
                <text:p>53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2">
                <text:p>392</text:p>
              </table:table-cell>
              <table:table-cell office:value-type="float" office:value="50.947">
                <text:p>50.9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3">
                <text:p>293</text:p>
              </table:table-cell>
              <table:table-cell office:value-type="float" office:value="51.488">
                <text:p>51.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5">
                <text:p>235</text:p>
              </table:table-cell>
              <table:table-cell office:value-type="float" office:value="52.233">
                <text:p>52.2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52.368">
                <text:p>52.3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7">
                <text:p>13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2">
                <text:p>122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">
                <text:p>97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">
                <text:p>98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">
                <text:p>87</text:p>
              </table:table-cell>
              <table:table-cell office:value-type="float" office:value="52.639">
                <text:p>52.6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">
                <text:p>81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">
                <text:p>81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">
                <text:p>90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">
                <text:p>90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">
                <text:p>84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">
                <text:p>68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7">
                <text:p>77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">
                <text:p>68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3">
                <text:p>53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3">
                <text:p>53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">
                <text:p>53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">
                <text:p>53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9">
                <text:p>389</text:p>
              </table:table-cell>
              <table:table-cell office:value-type="float" office:value="50.88">
                <text:p>50.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3">
                <text:p>293</text:p>
              </table:table-cell>
              <table:table-cell office:value-type="float" office:value="51.488">
                <text:p>51.4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5">
                <text:p>23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7">
                <text:p>16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7">
                <text:p>13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2">
                <text:p>122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">
                <text:p>72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">
                <text:p>95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">
                <text:p>97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">
                <text:p>98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">
                <text:p>87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">
                <text:p>81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">
                <text:p>90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">
                <text:p>90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">
                <text:p>72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">
                <text:p>56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">
                <text:p>65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">
                <text:p>56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">
                <text:p>51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">
                <text:p>41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">
                <text:p>41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">
                <text:p>41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">
                <text:p>41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1">
                <text:p>371</text:p>
              </table:table-cell>
              <table:table-cell office:value-type="float" office:value="51.083">
                <text:p>51.0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9">
                <text:p>249</text:p>
              </table:table-cell>
              <table:table-cell office:value-type="float" office:value="51.691">
                <text:p>51.6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7">
                <text:p>167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6">
                <text:p>126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1">
                <text:p>111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">
                <text:p>72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">
                <text:p>78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">
                <text:p>80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">
                <text:p>6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">
                <text:p>6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">
                <text:p>73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3">
                <text:p>73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">
                <text:p>72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">
                <text:p>65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">
                <text:p>56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">
                <text:p>51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1">
                <text:p>41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">
                <text:p>41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8">
                <text:p>348</text:p>
              </table:table-cell>
              <table:table-cell office:value-type="float" office:value="51.083">
                <text:p>51.0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9">
                <text:p>249</text:p>
              </table:table-cell>
              <table:table-cell office:value-type="float" office:value="51.827">
                <text:p>51.8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9">
                <text:p>209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3">
                <text:p>143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6">
                <text:p>126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">
                <text:p>101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">
                <text:p>72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">
                <text:p>78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">
                <text:p>80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1">
                <text:p>81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">
                <text:p>70</text:p>
              </table:table-cell>
              <table:table-cell office:value-type="float" office:value="52.706">
                <text:p>52.7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">
                <text:p>6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">
                <text:p>6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7">
                <text:p>67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7">
                <text:p>67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">
                <text:p>66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">
                <text:p>59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">
                <text:p>45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">
                <text:p>41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">
                <text:p>41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">
                <text:p>41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">
                <text:p>41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8">
                <text:p>348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7">
                <text:p>237</text:p>
              </table:table-cell>
              <table:table-cell office:value-type="float" office:value="51.827">
                <text:p>51.8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9">
                <text:p>209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3">
                <text:p>143</text:p>
              </table:table-cell>
              <table:table-cell office:value-type="float" office:value="52.571">
                <text:p>52.5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6">
                <text:p>126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">
                <text:p>101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">
                <text:p>72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">
                <text:p>78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1">
                <text:p>81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">
                <text:p>6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4">
                <text:p>6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">
                <text:p>50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9">
                <text:p>59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">
                <text:p>50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">
                <text:p>45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">
                <text:p>41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">
                <text:p>41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">
                <text:p>41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">
                <text:p>41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2">
                <text:p>342</text:p>
              </table:table-cell>
              <table:table-cell office:value-type="float" office:value="50.88">
                <text:p>50.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6">
                <text:p>226</text:p>
              </table:table-cell>
              <table:table-cell office:value-type="float" office:value="51.894">
                <text:p>51.8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9">
                <text:p>209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3">
                <text:p>143</text:p>
              </table:table-cell>
              <table:table-cell office:value-type="float" office:value="52.571">
                <text:p>52.5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6">
                <text:p>126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">
                <text:p>101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2">
                <text:p>72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8">
                <text:p>78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0">
                <text:p>80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">
                <text:p>81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">
                <text:p>70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4">
                <text:p>64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4">
                <text:p>64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">
                <text:p>67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">
                <text:p>67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6">
                <text:p>66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">
                <text:p>42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">
                <text:p>5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">
                <text:p>42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">
                <text:p>37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">
                <text:p>33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">
                <text:p>33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">
                <text:p>33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">
                <text:p>33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2">
                <text:p>342</text:p>
              </table:table-cell>
              <table:table-cell office:value-type="float" office:value="51.353">
                <text:p>51.3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1">
                <text:p>211</text:p>
              </table:table-cell>
              <table:table-cell office:value-type="float" office:value="52.368">
                <text:p>52.3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4">
                <text:p>184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3">
                <text:p>143</text:p>
              </table:table-cell>
              <table:table-cell office:value-type="float" office:value="52.639">
                <text:p>52.6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6">
                <text:p>126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1">
                <text:p>101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2">
                <text:p>72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8">
                <text:p>78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">
                <text:p>80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1">
                <text:p>81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">
                <text:p>6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">
                <text:p>64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7">
                <text:p>67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">
                <text:p>67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6">
                <text:p>66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">
                <text:p>42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9">
                <text:p>5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">
                <text:p>42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">
                <text:p>37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">
                <text:p>33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">
                <text:p>33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">
                <text:p>33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">
                <text:p>33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1">
                <text:p>331</text:p>
              </table:table-cell>
              <table:table-cell office:value-type="float" office:value="51.218">
                <text:p>51.2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1">
                <text:p>211</text:p>
              </table:table-cell>
              <table:table-cell office:value-type="float" office:value="52.233">
                <text:p>52.2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4">
                <text:p>184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3">
                <text:p>143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6">
                <text:p>126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">
                <text:p>101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2">
                <text:p>72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8">
                <text:p>78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1">
                <text:p>81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">
                <text:p>64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">
                <text:p>64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">
                <text:p>67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7">
                <text:p>67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">
                <text:p>66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">
                <text:p>42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9">
                <text:p>59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">
                <text:p>42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">
                <text:p>37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">
                <text:p>33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">
                <text:p>33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">
                <text:p>33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">
                <text:p>33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5">
                <text:p>325</text:p>
              </table:table-cell>
              <table:table-cell office:value-type="float" office:value="51.083">
                <text:p>51.0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">
                <text:p>206</text:p>
              </table:table-cell>
              <table:table-cell office:value-type="float" office:value="52.165">
                <text:p>52.1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4">
                <text:p>184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3">
                <text:p>143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6">
                <text:p>126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">
                <text:p>101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">
                <text:p>72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8">
                <text:p>78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0">
                <text:p>80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">
                <text:p>81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4">
                <text:p>64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">
                <text:p>64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7">
                <text:p>67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7">
                <text:p>67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6">
                <text:p>66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">
                <text:p>42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">
                <text:p>59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">
                <text:p>42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">
                <text:p>37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">
                <text:p>33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">
                <text:p>33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">
                <text:p>33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">
                <text:p>33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5">
                <text:p>325</text:p>
              </table:table-cell>
              <table:table-cell office:value-type="float" office:value="51.15">
                <text:p>51.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4">
                <text:p>194</text:p>
              </table:table-cell>
              <table:table-cell office:value-type="float" office:value="52.165">
                <text:p>52.1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2">
                <text:p>172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3">
                <text:p>143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6">
                <text:p>126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">
                <text:p>101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2">
                <text:p>72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">
                <text:p>78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1">
                <text:p>81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">
                <text:p>70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4">
                <text:p>64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">
                <text:p>64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7">
                <text:p>67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7">
                <text:p>67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6">
                <text:p>66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">
                <text:p>42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9">
                <text:p>59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">
                <text:p>42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">
                <text:p>33</text:p>
              </table:table-cell>
              <table:table-cell office:value-type="float" office:value="54.195">
                <text:p>54.1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">
                <text:p>33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">
                <text:p>3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">
                <text:p>3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3">
                <text:p>313</text:p>
              </table:table-cell>
              <table:table-cell office:value-type="float" office:value="51.488">
                <text:p>51.4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2">
                <text:p>182</text:p>
              </table:table-cell>
              <table:table-cell office:value-type="float" office:value="52.165">
                <text:p>52.1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0">
                <text:p>160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7">
                <text:p>137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6">
                <text:p>126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1">
                <text:p>101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2">
                <text:p>72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">
                <text:p>78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">
                <text:p>80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">
                <text:p>81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">
                <text:p>64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4">
                <text:p>64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">
                <text:p>43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">
                <text:p>43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">
                <text:p>42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">
                <text:p>59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">
                <text:p>42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">
                <text:p>37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3">
                <text:p>33</text:p>
              </table:table-cell>
              <table:table-cell office:value-type="float" office:value="54.195">
                <text:p>54.1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">
                <text:p>33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3">
                <text:p>3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">
                <text:p>3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5">
                <text:p>295</text:p>
              </table:table-cell>
              <table:table-cell office:value-type="float" office:value="51.488">
                <text:p>51.4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2">
                <text:p>182</text:p>
              </table:table-cell>
              <table:table-cell office:value-type="float" office:value="52.165">
                <text:p>52.1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0">
                <text:p>160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2">
                <text:p>13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1">
                <text:p>121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1">
                <text:p>101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">
                <text:p>72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8">
                <text:p>78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">
                <text:p>80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1">
                <text:p>81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">
                <text:p>70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2">
                <text:p>52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2">
                <text:p>52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">
                <text:p>43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">
                <text:p>43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">
                <text:p>42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">
                <text:p>42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">
                <text:p>59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">
                <text:p>42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">
                <text:p>37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">
                <text:p>3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">
                <text:p>33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">
                <text:p>3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">
                <text:p>3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5">
                <text:p>295</text:p>
              </table:table-cell>
              <table:table-cell office:value-type="float" office:value="51.624">
                <text:p>51.6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2">
                <text:p>182</text:p>
              </table:table-cell>
              <table:table-cell office:value-type="float" office:value="52.233">
                <text:p>52.2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5">
                <text:p>155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2">
                <text:p>132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1">
                <text:p>121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1">
                <text:p>101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2">
                <text:p>72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8">
                <text:p>78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">
                <text:p>80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">
                <text:p>81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">
                <text:p>39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9">
                <text:p>39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">
                <text:p>39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3">
                <text:p>4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3">
                <text:p>43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">
                <text:p>42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">
                <text:p>42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">
                <text:p>42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">
                <text:p>37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">
                <text:p>3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3">
                <text:p>33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3">
                <text:p>3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">
                <text:p>33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0">
                <text:p>280</text:p>
              </table:table-cell>
              <table:table-cell office:value-type="float" office:value="51.691">
                <text:p>51.6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8">
                <text:p>168</text:p>
              </table:table-cell>
              <table:table-cell office:value-type="float" office:value="51.962">
                <text:p>51.9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5">
                <text:p>155</text:p>
              </table:table-cell>
              <table:table-cell office:value-type="float" office:value="52.571">
                <text:p>52.5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2">
                <text:p>132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0">
                <text:p>110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0">
                <text:p>90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">
                <text:p>61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8">
                <text:p>78</text:p>
              </table:table-cell>
              <table:table-cell office:value-type="float" office:value="53.586">
                <text:p>53.5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0">
                <text:p>80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1">
                <text:p>81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">
                <text:p>39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9">
                <text:p>39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">
                <text:p>43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">
                <text:p>42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">
                <text:p>42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">
                <text:p>5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">
                <text:p>42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">
                <text:p>37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">
                <text:p>33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3">
                <text:p>33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">
                <text:p>33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">
                <text:p>33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1">
                <text:p>271</text:p>
              </table:table-cell>
              <table:table-cell office:value-type="float" office:value="51.691">
                <text:p>51.6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2">
                <text:p>162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6">
                <text:p>146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8">
                <text:p>128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0">
                <text:p>110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0">
                <text:p>90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6">
                <text:p>56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">
                <text:p>78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0">
                <text:p>80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5">
                <text:p>75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">
                <text:p>39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">
                <text:p>39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">
                <text:p>39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">
                <text:p>43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">
                <text:p>42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">
                <text:p>42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">
                <text:p>59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">
                <text:p>42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">
                <text:p>37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3">
                <text:p>33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3">
                <text:p>33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3">
                <text:p>33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3">
                <text:p>33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1">
                <text:p>271</text:p>
              </table:table-cell>
              <table:table-cell office:value-type="float" office:value="51.759">
                <text:p>51.7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6">
                <text:p>156</text:p>
              </table:table-cell>
              <table:table-cell office:value-type="float" office:value="52.639">
                <text:p>52.6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0">
                <text:p>140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8">
                <text:p>128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0">
                <text:p>90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6">
                <text:p>56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8">
                <text:p>78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0">
                <text:p>80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5">
                <text:p>75</text:p>
              </table:table-cell>
              <table:table-cell office:value-type="float" office:value="54.195">
                <text:p>54.1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9">
                <text:p>39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9">
                <text:p>39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9">
                <text:p>39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">
                <text:p>43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">
                <text:p>42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2">
                <text:p>42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">
                <text:p>59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2">
                <text:p>42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7">
                <text:p>37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3">
                <text:p>33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3">
                <text:p>33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3">
                <text:p>33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8">
                <text:p>238</text:p>
              </table:table-cell>
              <table:table-cell office:value-type="float" office:value="52.097">
                <text:p>52.0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6">
                <text:p>156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0">
                <text:p>140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8">
                <text:p>128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">
                <text:p>90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6">
                <text:p>56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8">
                <text:p>78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0">
                <text:p>80</text:p>
              </table:table-cell>
              <table:table-cell office:value-type="float" office:value="53.721">
                <text:p>53.7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5">
                <text:p>75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9">
                <text:p>39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9">
                <text:p>3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">
                <text:p>3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">
                <text:p>43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3">
                <text:p>43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">
                <text:p>42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">
                <text:p>42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">
                <text:p>42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">
                <text:p>37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3">
                <text:p>33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3">
                <text:p>33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3">
                <text:p>33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3">
                <text:p>33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8">
                <text:p>238</text:p>
              </table:table-cell>
              <table:table-cell office:value-type="float" office:value="52.097">
                <text:p>52.0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6">
                <text:p>156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0">
                <text:p>140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8">
                <text:p>128</text:p>
              </table:table-cell>
              <table:table-cell office:value-type="float" office:value="53.518">
                <text:p>53.5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0">
                <text:p>110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0">
                <text:p>90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">
                <text:p>56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8">
                <text:p>78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0">
                <text:p>80</text:p>
              </table:table-cell>
              <table:table-cell office:value-type="float" office:value="53.654">
                <text:p>53.6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5">
                <text:p>45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9">
                <text:p>39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9">
                <text:p>3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9">
                <text:p>3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3">
                <text:p>43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2">
                <text:p>42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">
                <text:p>42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">
                <text:p>42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2">
                <text:p>42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3">
                <text:p>33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3">
                <text:p>33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3">
                <text:p>33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8">
                <text:p>198</text:p>
              </table:table-cell>
              <table:table-cell office:value-type="float" office:value="52.774">
                <text:p>52.7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1">
                <text:p>151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4">
                <text:p>124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2">
                <text:p>112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0">
                <text:p>110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0">
                <text:p>90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8">
                <text:p>78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0">
                <text:p>80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">
                <text:p>45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9">
                <text:p>3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9">
                <text:p>3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9">
                <text:p>3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3">
                <text:p>43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3">
                <text:p>43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">
                <text:p>42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">
                <text:p>42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2">
                <text:p>42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">
                <text:p>42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">
                <text:p>37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3">
                <text:p>33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3">
                <text:p>33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">
                <text:p>33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3">
                <text:p>33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7">
                <text:p>187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1">
                <text:p>151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4">
                <text:p>124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2">
                <text:p>112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0">
                <text:p>110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5">
                <text:p>45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">
                <text:p>42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2">
                <text:p>42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4">
                <text:p>44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5">
                <text:p>45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">
                <text:p>3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">
                <text:p>3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">
                <text:p>3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3">
                <text:p>43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3">
                <text:p>43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">
                <text:p>42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">
                <text:p>42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">
                <text:p>42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3">
                <text:p>23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7">
                <text:p>187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6">
                <text:p>126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4">
                <text:p>124</text:p>
              </table:table-cell>
              <table:table-cell office:value-type="float" office:value="53.789">
                <text:p>53.7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7">
                <text:p>67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">
                <text:p>62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5">
                <text:p>45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2">
                <text:p>42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2">
                <text:p>42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4">
                <text:p>44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">
                <text:p>45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9">
                <text:p>3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9">
                <text:p>3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">
                <text:p>3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9">
                <text:p>3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9">
                <text:p>3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8">
                <text:p>38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8">
                <text:p>38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8">
                <text:p>38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8">
                <text:p>38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5">
                <text:p>175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6">
                <text:p>126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4">
                <text:p>124</text:p>
              </table:table-cell>
              <table:table-cell office:value-type="float" office:value="53.857">
                <text:p>53.8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7">
                <text:p>67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2">
                <text:p>62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9">
                <text:p>39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">
                <text:p>36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">
                <text:p>36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8">
                <text:p>38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">
                <text:p>3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3">
                <text:p>33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">
                <text:p>33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">
                <text:p>33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">
                <text:p>33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">
                <text:p>3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2">
                <text:p>32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2">
                <text:p>32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2">
                <text:p>32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2">
                <text:p>32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5">
                <text:p>175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1">
                <text:p>111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2">
                <text:p>112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5">
                <text:p>55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2">
                <text:p>62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9">
                <text:p>3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6">
                <text:p>36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">
                <text:p>36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">
                <text:p>3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3">
                <text:p>33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3">
                <text:p>33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3">
                <text:p>33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3">
                <text:p>33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3">
                <text:p>33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">
                <text:p>32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2">
                <text:p>32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">
                <text:p>32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">
                <text:p>32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5">
                <text:p>175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1">
                <text:p>51</text:p>
              </table:table-cell>
              <table:table-cell office:value-type="float" office:value="53.383">
                <text:p>53.3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8">
                <text:p>48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8">
                <text:p>48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9">
                <text:p>5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6">
                <text:p>36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6">
                <text:p>36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6">
                <text:p>36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8">
                <text:p>38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9">
                <text:p>3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3">
                <text:p>33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3">
                <text:p>33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3">
                <text:p>33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3">
                <text:p>33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3">
                <text:p>33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0">
                <text:p>100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1">
                <text:p>51</text:p>
              </table:table-cell>
              <table:table-cell office:value-type="float" office:value="53.451">
                <text:p>53.4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">
                <text:p>48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8">
                <text:p>48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9">
                <text:p>5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">
                <text:p>22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">
                <text:p>22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">
                <text:p>22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">
                <text:p>24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">
                <text:p>25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7">
                <text:p>97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1">
                <text:p>31</text:p>
              </table:table-cell>
              <table:table-cell office:value-type="float" office:value="53.992">
                <text:p>53.9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">
                <text:p>48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">
                <text:p>48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">
                <text:p>48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">
                <text:p>22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">
                <text:p>22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">
                <text:p>22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">
                <text:p>24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">
                <text:p>25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5">
                <text:p>55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1">
                <text:p>31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1">
                <text:p>31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">
                <text:p>31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1">
                <text:p>31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">
                <text:p>22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">
                <text:p>22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">
                <text:p>22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">
                <text:p>1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">
                <text:p>25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">
                <text:p>31</text:p>
              </table:table-cell>
              <table:table-cell office:value-type="float" office:value="54.195">
                <text:p>54.1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">
                <text:p>31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">
                <text:p>31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">
                <text:p>31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">
                <text:p>22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">
                <text:p>22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">
                <text:p>22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">
                <text:p>1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">
                <text:p>25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">
                <text:p>31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1">
                <text:p>31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1">
                <text:p>31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1">
                <text:p>31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">
                <text:p>22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">
                <text:p>22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2">
                <text:p>22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">
                <text:p>25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1">
                <text:p>31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1">
                <text:p>31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1">
                <text:p>31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1">
                <text:p>31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">
                <text:p>31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2">
                <text:p>22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">
                <text:p>22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2">
                <text:p>22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">
                <text:p>25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1">
                <text:p>31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1">
                <text:p>31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1">
                <text:p>31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1">
                <text:p>31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1">
                <text:p>31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2">
                <text:p>22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">
                <text:p>22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">
                <text:p>22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">
                <text:p>25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1">
                <text:p>31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1">
                <text:p>31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1">
                <text:p>31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2">
                <text:p>22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">
                <text:p>22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2">
                <text:p>22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9">
                <text:p>19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5">
                <text:p>25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9">
                <text:p>19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1">
                <text:p>31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">
                <text:p>31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1">
                <text:p>31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1">
                <text:p>31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1">
                <text:p>31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2">
                <text:p>22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2">
                <text:p>22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2">
                <text:p>22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">
                <text:p>19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5">
                <text:p>25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">
                <text:p>19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2">
                <text:p>22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2">
                <text:p>22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2">
                <text:p>22</text:p>
              </table:table-cell>
              <table:table-cell office:value-type="float" office:value="54.195">
                <text:p>54.1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">
                <text:p>19</text:p>
              </table:table-cell>
              <table:table-cell office:value-type="float" office:value="54.195">
                <text:p>54.1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">
                <text:p>19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">
                <text:p>22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">
                <text:p>22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2">
                <text:p>22</text:p>
              </table:table-cell>
              <table:table-cell office:value-type="float" office:value="54.195">
                <text:p>54.1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">
                <text:p>19</text:p>
              </table:table-cell>
              <table:table-cell office:value-type="float" office:value="54.195">
                <text:p>54.1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">
                <text:p>19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2">
                <text:p>22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2">
                <text:p>22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">
                <text:p>22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2">
                <text:p>22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2">
                <text:p>22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">
                <text:p>22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2">
                <text:p>22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2">
                <text:p>22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">
                <text:p>19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">
                <text:p>19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9">
                <text:p>19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2">
                <text:p>22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9">
                <text:p>1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9">
                <text:p>1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2">
                <text:p>22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2">
                <text:p>22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9">
                <text:p>1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9">
                <text:p>1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9">
                <text:p>19</text:p>
              </table:table-cell>
              <table:table-cell office:value-type="float" office:value="53.248">
                <text:p>53.24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">
                <text:p>22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">
                <text:p>22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">
                <text:p>22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">
                <text:p>22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">
                <text:p>22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">
                <text:p>22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">
                <text:p>22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">
                <text:p>22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">
                <text:p>14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7">
                <text:p>17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7">
                <text:p>17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7">
                <text:p>17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">
                <text:p>17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">
                <text:p>17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">
                <text:p>17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">
                <text:p>17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">
                <text:p>17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">
                <text:p>9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">
                <text:p>9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">
                <text:p>9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">
                <text:p>9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">
                <text:p>9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">
                <text:p>9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">
                <text:p>9</text:p>
              </table:table-cell>
              <table:table-cell office:value-type="float" office:value="52.977">
                <text:p>52.97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">
                <text:p>9</text:p>
              </table:table-cell>
              <table:table-cell office:value-type="float" office:value="53.045">
                <text:p>53.04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">
                <text:p>9</text:p>
              </table:table-cell>
              <table:table-cell office:value-type="float" office:value="50.609">
                <text:p>50.60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">
                <text:p>9</text:p>
              </table:table-cell>
              <table:table-cell office:value-type="float" office:value="50.271">
                <text:p>50.27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">
                <text:p>9</text:p>
              </table:table-cell>
              <table:table-cell office:value-type="float" office:value="50.271">
                <text:p>50.27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">
                <text:p>9</text:p>
              </table:table-cell>
              <table:table-cell office:value-type="float" office:value="50.271">
                <text:p>50.27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">
                <text:p>9</text:p>
              </table:table-cell>
              <table:table-cell office:value-type="float" office:value="50.271">
                <text:p>50.27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">
                <text:p>9</text:p>
              </table:table-cell>
              <table:table-cell office:value-type="float" office:value="50.271">
                <text:p>50.27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">
                <text:p>9</text:p>
              </table:table-cell>
              <table:table-cell office:value-type="float" office:value="50.271">
                <text:p>50.27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">
                <text:p>9</text:p>
              </table:table-cell>
              <table:table-cell office:value-type="float" office:value="50.271">
                <text:p>50.27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